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34.998cm" svg:height="10.5cm" svg:x="0.002cm" svg:y="0.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Kuhn</meta:initial-creator>
    <meta:creation-date>2009-09-05T00:43:48</meta:creation-date>
    <dc:date>2009-09-24T19:25:19</dc:date>
    <dc:creator>julian </dc:creator>
    <meta:editing-duration>PT00H20M20S</meta:editing-duration>
    <meta:editing-cycles>8</meta:editing-cycles>
    <meta:generator>OpenOffice.org/3.1$Unix OpenOffice.org_project/310m19$Build-9420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6" style:family="chart">
      <style:chart-properties chart:auto-position="true" style:rotation-angle="90"/>
      <style:text-properties fo:font-size="25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4.999cm" svg:height="10.501cm" chart:class="chart:bar" chart:style-name="ch1">
        <chart:legend chart:legend-position="bottom" svg:x="3.588cm" svg:y="8.09cm" chart:style-name="ch2"/>
        <chart:plot-area chart:style-name="ch3" chart:data-source-has-labels="both" svg:x="1.197cm" svg:y="0.21cm" svg:width="32.404cm" svg:height="7.671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title svg:x="0.7cm" svg:y="8.093cm" chart:style-name="ch6">
              <text:p>Write
Throughput (in MB/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Cache</text:p>
              </table:table-cell>
              <table:table-cell office:value-type="string">
                <text:p>Simple Write-Behind Cache</text:p>
              </table:table-cell>
              <table:table-cell office:value-type="string">
                <text:p>Aggregation Cache</text:p>
              </table:table-cell>
              <table:table-cell office:value-type="string">
                <text:p>Server-Directed I/O</text:p>
              </table:table-cell>
            </table:table-row>
          </table:table-header-rows>
          <table:table-rows>
            <table:table-row>
              <table:table-cell office:value-type="string">
                <text:p>Individual</text:p>
              </table:table-cell>
              <table:table-cell office:value-type="float" office:value="9.72732">
                <text:p>9.72732</text:p>
              </table:table-cell>
              <table:table-cell office:value-type="float" office:value="10.06925">
                <text:p>10.06925</text:p>
              </table:table-cell>
              <table:table-cell office:value-type="float" office:value="49.324922">
                <text:p>49.324922</text:p>
              </table:table-cell>
              <table:table-cell office:value-type="float" office:value="49.3249">
                <text:p>49.3249</text:p>
              </table:table-cell>
            </table:table-row>
            <table:table-row>
              <table:table-cell office:value-type="string">
                <text:p>Individual (100)</text:p>
              </table:table-cell>
              <table:table-cell office:value-type="float" office:value="6.5611">
                <text:p>6.5611</text:p>
              </table:table-cell>
              <table:table-cell office:value-type="float" office:value="6.5611">
                <text:p>6.5611</text:p>
              </table:table-cell>
              <table:table-cell office:value-type="float" office:value="48.94483">
                <text:p>48.94483</text:p>
              </table:table-cell>
              <table:table-cell office:value-type="float" office:value="49.2567">
                <text:p>49.2567</text:p>
              </table:table-cell>
            </table:table-row>
            <table:table-row>
              <table:table-cell office:value-type="string">
                <text:p>Individual (All)</text:p>
              </table:table-cell>
              <table:table-cell office:value-type="float" office:value="6.56142">
                <text:p>6.56142</text:p>
              </table:table-cell>
              <table:table-cell office:value-type="float" office:value="6.56142">
                <text:p>6.56142</text:p>
              </table:table-cell>
              <table:table-cell office:value-type="float" office:value="48.9433">
                <text:p>48.9433</text:p>
              </table:table-cell>
              <table:table-cell office:value-type="float" office:value="49.2747">
                <text:p>49.2747</text:p>
              </table:table-cell>
            </table:table-row>
            <table:table-row>
              <table:table-cell office:value-type="string">
                <text:p>Two-Phase</text:p>
              </table:table-cell>
              <table:table-cell office:value-type="float" office:value="3.7927">
                <text:p>3.7927</text:p>
              </table:table-cell>
              <table:table-cell office:value-type="float" office:value="3.99919">
                <text:p>3.99919</text:p>
              </table:table-cell>
              <table:table-cell office:value-type="float" office:value="34.1525">
                <text:p>34.1525</text:p>
              </table:table-cell>
              <table:table-cell office:value-type="float" office:value="33.1425">
                <text:p>33.1425</text:p>
              </table:table-cell>
            </table:table-row>
            <table:table-row>
              <table:table-cell office:value-type="string">
                <text:p>Interleaved Two-Phase</text:p>
              </table:table-cell>
              <table:table-cell office:value-type="float" office:value="5.67752">
                <text:p>5.67752</text:p>
              </table:table-cell>
              <table:table-cell office:value-type="float" office:value="6.4509">
                <text:p>6.4509</text:p>
              </table:table-cell>
              <table:table-cell office:value-type="float" office:value="41.3134">
                <text:p>41.3134</text:p>
              </table:table-cell>
              <table:table-cell office:value-type="float" office:value="41.5377">
                <text:p>41.5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